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d00" officeooo:paragraph-rsid="00162d00" style:font-weight-asian="bold" style:font-weight-complex="bold"/>
    </style:style>
    <style:style style:name="P2" style:family="paragraph" style:parent-style-name="Standard">
      <style:text-properties officeooo:paragraph-rsid="000dede5"/>
    </style:style>
    <style:style style:name="P3" style:family="paragraph" style:parent-style-name="Standard" style:list-style-name="L1">
      <style:paragraph-properties fo:text-align="center" style:justify-single-word="false"/>
      <style:text-properties officeooo:paragraph-rsid="000dede5"/>
    </style:style>
    <style:style style:name="P4" style:family="paragraph" style:parent-style-name="Standard" style:list-style-name="L2">
      <style:text-properties officeooo:paragraph-rsid="000dede5"/>
    </style:style>
    <style:style style:name="P5" style:family="paragraph" style:parent-style-name="Standard">
      <style:text-properties officeooo:paragraph-rsid="000e59b0"/>
    </style:style>
    <style:style style:name="P6" style:family="paragraph" style:parent-style-name="Standard">
      <style:text-properties officeooo:paragraph-rsid="0010b5d7"/>
    </style:style>
    <style:style style:name="P7" style:family="paragraph" style:parent-style-name="Standard">
      <style:text-properties officeooo:paragraph-rsid="0011e44d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0dede5"/>
    </style:style>
    <style:style style:name="P9" style:family="paragraph" style:parent-style-name="Standard">
      <style:text-properties officeooo:paragraph-rsid="00184697"/>
    </style:style>
    <style:style style:name="T1" style:family="text">
      <style:text-properties fo:font-size="14pt" fo:font-weight="bold" officeooo:rsid="000dede5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7d6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b5d7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d2db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f3798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dede5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e59b0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f7d6d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0b5d7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1e44d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7f0bb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84697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98820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a61a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ba489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1d2dbb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f3798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dede5" style:font-size-asian="14pt" style:font-size-complex="14pt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872944" text:style-name="L1">
        <text:list-header>
          <text:p text:style-name="P3"><text:span text:style-name="T1">Software Requirement Specification for Online Auction System</text:span></text:p>
        </text:list-header>
      </text:list>
      <text:list xml:id="list432347601" text:style-name="L2">
        <text:list-header>
          <text:p text:style-name="P4"><text:span text:style-name="T1"/></text:p>
          <text:p text:style-name="P4"><text:span text:style-name="T1"/></text:p>
        </text:list-header>
        <text:list-item>
          <text:p text:style-name="P8"><text:span text:style-name="T1">Function</text:span><text:span text:style-name="T2">al</text:span><text:span text:style-name="T1"> Requirements</text:span></text:p>
        </text:list-item>
      </text:list>
      <text:p text:style-name="P2"><text:span text:style-name="T1"><text:tab/></text:span></text:p>
      <text:p text:style-name="P2"><text:span text:style-name="T1">3.1</text:span><text:span text:style-name="T7"> </text:span><text:span text:style-name="T1">Account Management</text:span></text:p>
      <text:p text:style-name="P2"><text:span text:style-name="T1"><text:tab/></text:span><text:span text:style-name="T4">Description: </text:span><text:span text:style-name="T17">User can register as a buyer or seller. User can login into the <text:tab/><text:tab/><text:tab/><text:tab/> <text:s/>system by means of user credentials. User can edit his/her </text:span></text:p>
      <text:p text:style-name="P2"><text:span text:style-name="T17"><text:tab/><text:tab/><text:tab/> <text:s text:c="2"/>account info.</text:span></text:p>
      <text:p text:style-name="P2"><text:span text:style-name="T7"><text:tab/></text:span></text:p>
      <text:p text:style-name="P2"><text:span text:style-name="T7"><text:tab/>3.1.1: Login</text:span></text:p>
      <text:p text:style-name="P2"><text:span text:style-name="T7"><text:tab/>Input: Username and Password</text:span></text:p>
      <text:p text:style-name="P2"><text:span text:style-name="T7"><text:tab/>Output: If user credentials are validated then user can login into the system, </text:span></text:p>
      <text:p text:style-name="P2"><text:span text:style-name="T7"><text:tab/><text:tab/> <text:s text:c="2"/>otherwise error message is shown.</text:span></text:p>
      <text:p text:style-name="P2"><text:span text:style-name="T7"/></text:p>
      <text:p text:style-name="P2"><text:span text:style-name="T7"><text:tab/>3.1.2: Register</text:span></text:p>
      <text:p text:style-name="P2"><text:span text:style-name="T7"><text:tab/>Input: User Selection</text:span></text:p>
      <text:p text:style-name="P2"><text:span text:style-name="T7"><text:tab/>Outpu</text:span><text:span text:style-name="T8">t:If all the necessary registration details are validated successfully against <text:s/></text:span></text:p>
      <text:p text:style-name="P2"><text:span text:style-name="T8"><text:tab/><text:tab/> <text:s/>their corresponding criteria then an account is created. Otherwise, error </text:span></text:p>
      <text:p text:style-name="P2"><text:span text:style-name="T8"><text:tab/><text:tab/> <text:s/>message is shown.</text:span></text:p>
      <text:p text:style-name="P2"><text:span text:style-name="T7"/></text:p>
      <text:p text:style-name="P2"><text:span text:style-name="T7"><text:tab/>3.1.3: Edit account information/credentials</text:span></text:p>
      <text:p text:style-name="P2"><text:span text:style-name="T7"><text:tab/>Input: </text:span><text:span text:style-name="T8">Account information</text:span></text:p>
      <text:p text:style-name="P5"><text:span text:style-name="T7"><text:tab/>Output: </text:span><text:span text:style-name="T8">If all the necessary registration details are validated successfully <text:tab/><text:tab/><text:tab/> <text:s text:c="2"/>against <text:s/>their corresponding criteria then an account is created. <text:tab/><text:tab/><text:tab/> <text:s/>Otherwise, error <text:s/>message is shown.</text:span></text:p>
      <text:p text:style-name="P5"><text:span text:style-name="T8"/></text:p>
      <text:p text:style-name="P5"><text:span text:style-name="T8"><text:tab/></text:span></text:p>
      <text:p text:style-name="P5"><text:span text:style-name="T8"><text:tab/>3.1.4: Delete account</text:span></text:p>
      <text:p text:style-name="P5"><text:span text:style-name="T8"><text:tab/>Input: User selection</text:span></text:p>
      <text:p text:style-name="P5"><text:span text:style-name="T8"><text:tab/>Output: Account is deleted.</text:span></text:p>
      <text:p text:style-name="P5"><text:span text:style-name="T8"/></text:p>
      <text:p text:style-name="P5"><text:span text:style-name="T8"><text:tab/></text:span></text:p>
      <text:p text:style-name="P5"><text:span text:style-name="T2">3.2 <text:s/>Product Management</text:span></text:p>
      <text:p text:style-name="P5"><text:span text:style-name="T2"><text:tab/></text:span><text:span text:style-name="T5">Description: </text:span><text:span text:style-name="T18">Seller can register a product, edit product details, remove <text:tab/><text:tab/><text:tab/><text:tab/> <text:s/>product. Seller/Buyer can search and also can view the product.</text:span></text:p>
      <text:p text:style-name="P5"><text:span text:style-name="T9"><text:tab/></text:span></text:p>
      <text:p text:style-name="P5"><text:span text:style-name="T9"><text:tab/>3.2.1: Register a product</text:span></text:p>
      <text:p text:style-name="P5"><text:span text:style-name="T9"><text:tab/>Input: Product details</text:span></text:p>
      <text:p text:style-name="P5"><text:span text:style-name="T9"><text:tab/>Output:Product is added to seller’s product list.</text:span></text:p>
      <text:p text:style-name="P5"><text:span text:style-name="T9"><text:tab/></text:span></text:p>
      <text:p text:style-name="P5"><text:span text:style-name="T9"><text:tab/>3.2.2: Edit product details</text:span></text:p>
      <text:p text:style-name="P5"><text:span text:style-name="T9"><text:tab/>Input: New product details</text:span></text:p>
      <text:p text:style-name="P5"><text:span text:style-name="T9"><text:tab/>Output: Product list is updated</text:span></text:p>
      <text:p text:style-name="P5"><text:span text:style-name="T9"><text:tab/></text:span></text:p>
      <text:p text:style-name="P5"><text:soft-page-break/><text:span text:style-name="T9"><text:tab/>3.2.3: Remove Product</text:span></text:p>
      <text:p text:style-name="P5"><text:span text:style-name="T9"><text:tab/>Input: User selection</text:span></text:p>
      <text:p text:style-name="P5"><text:span text:style-name="T9"><text:tab/>Output: Product is removed from the list . </text:span></text:p>
      <text:p text:style-name="P5"><text:span text:style-name="T9"><text:tab/></text:span></text:p>
      <text:p text:style-name="P5"><text:span text:style-name="T9"><text:tab/></text:span></text:p>
      <text:p text:style-name="P5"><text:span text:style-name="T9"><text:tab/>3.2.4: Show Product</text:span></text:p>
      <text:p text:style-name="P5"><text:span text:style-name="T9"><text:tab/>Input: User selection</text:span></text:p>
      <text:p text:style-name="P5"><text:span text:style-name="T9"><text:tab/>Output: Product details are shown as per the user selection.</text:span></text:p>
      <text:p text:style-name="P5"><text:span text:style-name="T9"><text:tab/></text:span></text:p>
      <text:p text:style-name="P5"><text:span text:style-name="T9"><text:tab/>3.2.5: Search Product</text:span></text:p>
      <text:p text:style-name="P5"><text:span text:style-name="T9"><text:tab/>Input: Search query</text:span></text:p>
      <text:p text:style-name="P5"><text:span text:style-name="T9"><text:tab/>Output: Products list is shown as per the search query</text:span></text:p>
      <text:p text:style-name="P5"><text:span text:style-name="T9"><text:tab/></text:span></text:p>
      <text:p text:style-name="P5"><text:span text:style-name="T9"><text:tab/></text:span><text:span text:style-name="T14">3.2.6: View Sold Products</text:span></text:p>
      <text:p text:style-name="P5"><text:span text:style-name="T14"><text:tab/>Input: User selection</text:span></text:p>
      <text:p text:style-name="P5"><text:span text:style-name="T14"><text:tab/>Output: List of sold products </text:span><text:span text:style-name="T15">and their corresponding details </text:span><text:span text:style-name="T16">are shown</text:span></text:p>
      <text:p text:style-name="P5"><text:span text:style-name="T8"/></text:p>
      <text:p text:style-name="P6"><text:span text:style-name="T3">3.3 Auction Management</text:span></text:p>
      <text:p text:style-name="P6"><text:span text:style-name="T3"><text:tab/></text:span><text:span text:style-name="T5">Description: </text:span></text:p>
      <text:p text:style-name="P6"><text:span text:style-name="T3"/></text:p>
      <text:p text:style-name="P6"><text:span text:style-name="T3"><text:tab/></text:span><text:span text:style-name="T10">3.3.1: Request for an Auction</text:span></text:p>
      <text:p text:style-name="P6"><text:span text:style-name="T10"><text:tab/>Input: Product details</text:span></text:p>
      <text:p text:style-name="P6"><text:span text:style-name="T10"><text:tab/>Output:Request for auction is sent to admin</text:span></text:p>
      <text:p text:style-name="P6"><text:span text:style-name="T10"/></text:p>
      <text:p text:style-name="P6"><text:span text:style-name="T10"><text:tab/>3.3.2: View Auction request</text:span></text:p>
      <text:p text:style-name="P6"><text:span text:style-name="T10"><text:tab/>Input: User selection</text:span></text:p>
      <text:p text:style-name="P6"><text:span text:style-name="T10"><text:tab/>Output: Product details are shown</text:span></text:p>
      <text:p text:style-name="P6"><text:span text:style-name="T10"><text:tab/></text:span></text:p>
      <text:p text:style-name="P6"><text:span text:style-name="T10"><text:tab/><text:tab/>3.3.2.1: Allow auction request</text:span></text:p>
      <text:p text:style-name="P6"><text:span text:style-name="T10"><text:tab/><text:tab/>Input: User selection</text:span></text:p>
      <text:p text:style-name="P6"><text:span text:style-name="T10"><text:tab/><text:tab/>Output: User is prompted to time slot selection</text:span></text:p>
      <text:p text:style-name="P6"><text:span text:style-name="T10"><text:tab/><text:tab/></text:span></text:p>
      <text:p text:style-name="P6"><text:span text:style-name="T10"><text:tab/><text:tab/><text:tab/>3.3.2.1.1: <text:s/>Select a slot </text:span></text:p>
      <text:p text:style-name="P6"><text:span text:style-name="T10"><text:tab/><text:tab/><text:tab/>Input: Slot details and confirmation</text:span></text:p>
      <text:p text:style-name="P6"><text:span text:style-name="T10"><text:tab/><text:tab/><text:tab/>Output: Auction is registered into an auction list and notification <text:tab/><text:tab/><text:tab/><text:tab/> <text:s text:c="2"/>is sent to the appropriate user.</text:span></text:p>
      <text:p text:style-name="P6"><text:span text:style-name="T10"><text:tab/><text:tab/></text:span></text:p>
      <text:p text:style-name="P7"><text:span text:style-name="T10"><text:tab/><text:tab/>3.3.2.2: Deny auction request</text:span></text:p>
      <text:p text:style-name="P7"><text:span text:style-name="T11"><text:tab/><text:tab/>Input: User selection and confirmation</text:span></text:p>
      <text:p text:style-name="P7"><text:span text:style-name="T11"><text:tab/><text:tab/>Output:Notification about denial of request is sent to the appropriate user</text:span></text:p>
      <text:p text:style-name="P7"><text:span text:style-name="T11"><text:tab/></text:span><text:span text:style-name="T10"> </text:span></text:p>
      <text:p text:style-name="P7"><text:span text:style-name="T11"><text:tab/>3.3.3: View Auction</text:span></text:p>
      <text:p text:style-name="P7"><text:span text:style-name="T11"><text:tab/>Input: User selection</text:span></text:p>
      <text:p text:style-name="P7"><text:span text:style-name="T11"><text:tab/>Output: Auction details are shown</text:span></text:p>
      <text:p text:style-name="P7"><text:span text:style-name="T11"/></text:p>
      <text:p text:style-name="P7"><text:soft-page-break/><text:span text:style-name="T11"><text:tab/>3.3.4: Delete Auction</text:span></text:p>
      <text:p text:style-name="P7"><text:span text:style-name="T11"><text:tab/>Input:</text:span><text:span text:style-name="T10"><text:tab/></text:span><text:span text:style-name="T11">User selection and confirmation</text:span></text:p>
      <text:p text:style-name="P7"><text:span text:style-name="T11"><text:tab/>Output: Notification is sent to the appropriate user</text:span></text:p>
      <text:p text:style-name="P7"><text:span text:style-name="T11"><text:tab/></text:span></text:p>
      <text:p text:style-name="P9"><text:span text:style-name="T11"><text:tab/></text:span><text:span text:style-name="T13">3.3.5: Edit auction details</text:span></text:p>
      <text:p text:style-name="P9"><text:span text:style-name="T13"><text:tab/>Input: New auction details</text:span></text:p>
      <text:p text:style-name="P9"><text:span text:style-name="T13"><text:tab/>Output: Auction list is updated and notification about the update is sent to the <text:tab/><text:tab/> <text:s text:c="2"/>appropriate user.</text:span></text:p>
      <text:p text:style-name="P9"><text:span text:style-name="T11"><text:tab/></text:span></text:p>
      <text:p text:style-name="P9"><text:span text:style-name="T11"/></text:p>
      <text:p text:style-name="P9"><text:span text:style-name="T11"><text:tab/></text:span></text:p>
      <text:p text:style-name="P9"><text:span text:style-name="T11"><text:tab/></text:span><text:span text:style-name="T13">3.3.6: Participate in auction</text:span></text:p>
      <text:p text:style-name="P9"><text:span text:style-name="T13"><text:tab/>Input: User selection</text:span></text:p>
      <text:p text:style-name="P9"><text:span text:style-name="T13"><text:tab/>Output: User is registered as a participant in the selected auction</text:span></text:p>
      <text:p text:style-name="P9"><text:span text:style-name="T13"><text:tab/></text:span></text:p>
      <text:p text:style-name="P9"><text:span text:style-name="T13"><text:tab/>3.3.7: Show Participants</text:span></text:p>
      <text:p text:style-name="P9"><text:span text:style-name="T13"><text:tab/>Input: Auction details</text:span></text:p>
      <text:p text:style-name="P9"><text:span text:style-name="T13"><text:tab/>Output: Participants list of an auction is shown.</text:span></text:p>
      <text:p text:style-name="P9"><text:span text:style-name="T11"/></text:p>
      <text:p text:style-name="P9"><text:span text:style-name="T11"><text:tab/>3.3.</text:span><text:span text:style-name="T13">8</text:span><text:span text:style-name="T11">: Place Bid</text:span></text:p>
      <text:p text:style-name="P7"><text:span text:style-name="T11"><text:tab/>Input: Bid details</text:span></text:p>
      <text:p text:style-name="P7"><text:span text:style-name="T11"><text:tab/>Output: Bid is placed</text:span></text:p>
      <text:p text:style-name="P7"><text:span text:style-name="T11"><text:tab/></text:span></text:p>
      <text:p text:style-name="P7"><text:span text:style-name="T11"><text:tab/>3.3.</text:span><text:span text:style-name="T13">9</text:span><text:span text:style-name="T11">:</text:span><text:span text:style-name="T10"><text:tab/></text:span><text:span text:style-name="T11">Raise Bid</text:span></text:p>
      <text:p text:style-name="P7"><text:span text:style-name="T11"><text:tab/>Input: <text:s/>User selection</text:span></text:p>
      <text:p text:style-name="P7"><text:span text:style-name="T11"><text:tab/>Output: Bid is raised</text:span><text:span text:style-name="T10"> <text:s text:c="2"/></text:span><text:span text:style-name="T7"><text:tab/></text:span></text:p>
      <text:p text:style-name="P7"><text:span text:style-name="T7"/></text:p>
      <text:p text:style-name="P7"><text:span text:style-name="T7"><text:tab/></text:span><text:span text:style-name="T17">3.3.10: Rate the seller</text:span></text:p>
      <text:p text:style-name="P7"><text:span text:style-name="T17"><text:tab/>Input: Ratings</text:span></text:p>
      <text:p text:style-name="P7"><text:span text:style-name="T17"><text:tab/>Output: Seller ratings is updated.</text:span></text:p>
      <text:p text:style-name="P7"><text:span text:style-name="T7"/></text:p>
      <text:p text:style-name="P7"><text:span text:style-name="T7"/></text:p>
      <text:p text:style-name="P1"><text:span text:style-name="T20">3.</text:span><text:span text:style-name="T19">4 Payment Management</text:span></text:p>
      <text:p text:style-name="P1"><text:span text:style-name="T19"><text:tab/></text:span></text:p>
      <text:p text:style-name="P1"><text:span text:style-name="T19"><text:tab/></text:span><text:span text:style-name="T6">3.4.1: Proceed for payment</text:span></text:p>
      <text:p text:style-name="P1"><text:span text:style-name="T6"><text:tab/>Input: User selection</text:span></text:p>
      <text:p text:style-name="P1"><text:span text:style-name="T6"><text:tab/>Output: User is prompted to enter card details</text:span></text:p>
      <text:p text:style-name="P1"><text:span text:style-name="T6"><text:tab/></text:span></text:p>
      <text:p text:style-name="P1"><text:span text:style-name="T6"><text:tab/><text:tab/>3.4.1.2: </text:span><text:span text:style-name="T12">Enter card details</text:span></text:p>
      <text:p text:style-name="P1"><text:span text:style-name="T12"><text:tab/><text:tab/>Input: Card details and confirmation</text:span></text:p>
      <text:p text:style-name="P1"><text:span text:style-name="T12"><text:tab/><text:tab/>Output: If card details are validated successfully, payment is done <text:tab/><text:tab/> <text:s/><text:tab/><text:tab/> <text:s text:c="2"/>otherwise error message is show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2:23:44.999739330</meta:creation-date>
    <dc:date>2019-07-11T00:14:28.077804568</dc:date>
    <meta:editing-duration>PT1H23M47S</meta:editing-duration>
    <meta:editing-cycles>11</meta:editing-cycles>
    <meta:generator>LibreOffice/5.3.6.1$Linux_X86_64 LibreOffice_project/30$Build-1</meta:generator>
    <meta:document-statistic meta:table-count="0" meta:image-count="0" meta:object-count="0" meta:page-count="3" meta:paragraph-count="112" meta:word-count="496" meta:character-count="3480" meta:non-whitespace-character-count="2878"/>
  </office:meta>
</office:document-meta>
</file>